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268.16pt"/>
    </style:style>
    <style:style style:name="co5" style:family="table-column">
      <style:table-column-properties fo:break-before="auto" style:column-width="64.4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149.81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85.5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color="#666666" fo:font-style="italic" style:font-style-asian="italic" style:font-style-complex="italic"/>
    </style:style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/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1">
      <style:text-properties fo:color="#666666" fo:font-style="italic" style:font-style-asian="italic" style:font-style-complex="italic"/>
    </style:style>
    <style:style style:name="ce24" style:family="table-cell" style:parent-style-name="Default" style:data-style-name="N10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03">
      <style:table-cell-properties style:text-align-source="fix" style:repeat-content="false"/>
      <style:paragraph-properties fo:text-align="start" fo:margin-left="0pt"/>
      <style:text-properties fo:color="#666666" fo:font-style="italic" style:font-style-asian="italic" style:font-style-complex="italic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9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1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1"/>
    <style:style style:name="ce39" style:family="table-cell" style:parent-style-name="Default" style:data-style-name="N10"/>
    <style:style style:name="ce40" style:family="table-cell" style:parent-style-name="Default" style:data-style-name="N104"/>
    <style:style style:name="ce4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1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8"/>
          <table:table-cell table:style-name="ce8" office:value-type="string" calcext:value-type="string" table:number-columns-spanned="2" table:number-rows-spanned="1">
            <text:p>Approach <text:s/>(A)</text:p>
          </table:table-cell>
          <table:covered-table-cell table:style-name="ce14"/>
          <table:table-cell table:style-name="ce20" office:value-type="string" calcext:value-type="string" table:number-columns-spanned="2" table:number-rows-spanned="1">
            <text:p>Approach <text:s/>(B)</text:p>
          </table:table-cell>
          <table:covered-table-cell table:style-name="ce14"/>
          <table:table-cell table:style-name="ce8" office:value-type="string" calcext:value-type="string" table:number-columns-spanned="2" table:number-rows-spanned="1">
            <text:p>Approach (C)</text:p>
          </table:table-cell>
          <table:covered-table-cell table:style-name="ce14"/>
          <table:table-cell table:number-columns-repeated="1016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9" office:value-type="string" calcext:value-type="string">
            <text:p>Phase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26" table:number-columns-repeated="1016"/>
        </table:table-row>
        <table:table-row table:style-name="ro2">
          <table:table-cell table:style-name="ce1"/>
          <table:table-cell table:style-name="ce8" table:number-columns-repeated="3"/>
          <table:table-cell table:style-name="ce20"/>
          <table:table-cell table:style-name="ce8" table:number-columns-repeated="3"/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%</text:p>
          </table:table-cell>
          <table:table-cell table:style-name="ce10" office:value-type="string" calcext:value-type="string">
            <text:p>Phase 1: </text:p>
            <text:p>Programming</text:p>
          </table:table-cell>
          <table:table-cell table:style-name="ce3" table:formula="of:=[.$A4]*[.C$11]" office:value-type="percentage" office:value="0.00375" calcext:value-type="percentage">
            <text:p>0.4%</text:p>
          </table:table-cell>
          <table:table-cell table:style-name="ce16" table:formula="of:=[.C4]*[.$H$12]" office:value-type="currency" office:currency="USD" office:value="2887.5" calcext:value-type="currency">
            <text:p>$2,888</text:p>
          </table:table-cell>
          <table:table-cell table:style-name="ce21" table:formula="of:=[.$A4]*[.E$11]" office:value-type="percentage" office:value="0.00425" calcext:value-type="percentage">
            <text:p>0.4%</text:p>
          </table:table-cell>
          <table:table-cell table:style-name="ce16" table:formula="of:=[.E4]*[.$H$12]" office:value-type="currency" office:currency="USD" office:value="3272.5" calcext:value-type="currency">
            <text:p>$3,273</text:p>
          </table:table-cell>
          <table:table-cell table:style-name="ce3" table:formula="of:=[.$A4]*[.G$11]" office:value-type="percentage" office:value="0.00475" calcext:value-type="percentage">
            <text:p>0.5%</text:p>
          </table:table-cell>
          <table:table-cell table:style-name="ce16" table:formula="of:=[.G4]*[.$H$12]" office:value-type="currency" office:currency="USD" office:value="3657.5" calcext:value-type="currency">
            <text:p>$3,658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1" calcext:value-type="percentage">
            <text:p>10.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3" table:formula="of:=[.$A5]*[.C$11]" office:value-type="percentage" office:value="0.0075" calcext:value-type="percentage">
            <text:p>0.8%</text:p>
          </table:table-cell>
          <table:table-cell table:style-name="ce16" table:formula="of:=[.C5]*[.$H$12]" office:value-type="currency" office:currency="USD" office:value="5775" calcext:value-type="currency">
            <text:p>$5,775</text:p>
          </table:table-cell>
          <table:table-cell table:style-name="ce21" table:formula="of:=[.$A5]*[.E$11]" office:value-type="percentage" office:value="0.0085" calcext:value-type="percentage">
            <text:p>0.9%</text:p>
          </table:table-cell>
          <table:table-cell table:style-name="ce16" table:formula="of:=[.E5]*[.$H$12]" office:value-type="currency" office:currency="USD" office:value="6545" calcext:value-type="currency">
            <text:p>$6,545</text:p>
          </table:table-cell>
          <table:table-cell table:style-name="ce3" table:formula="of:=[.$A5]*[.G$11]" office:value-type="percentage" office:value="0.0095" calcext:value-type="percentage">
            <text:p>1.0%</text:p>
          </table:table-cell>
          <table:table-cell table:style-name="ce16" table:formula="of:=[.G5]*[.$H$12]" office:value-type="currency" office:currency="USD" office:value="7315" calcext:value-type="currency">
            <text:p>$7,315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5" calcext:value-type="percentage">
            <text:p>25.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3" table:formula="of:=[.$A6]*[.C$11]" office:value-type="percentage" office:value="0.01875" calcext:value-type="percentage">
            <text:p>1.9%</text:p>
          </table:table-cell>
          <table:table-cell table:style-name="ce16" table:formula="of:=[.C6]*[.$H$12]" office:value-type="currency" office:currency="USD" office:value="14437.5" calcext:value-type="currency">
            <text:p>$14,438</text:p>
          </table:table-cell>
          <table:table-cell table:style-name="ce21" table:formula="of:=[.$A6]*[.E$11]" office:value-type="percentage" office:value="0.02125" calcext:value-type="percentage">
            <text:p>2.1%</text:p>
          </table:table-cell>
          <table:table-cell table:style-name="ce16" table:formula="of:=[.E6]*[.$H$12]" office:value-type="currency" office:currency="USD" office:value="16362.5" calcext:value-type="currency">
            <text:p>$16,363</text:p>
          </table:table-cell>
          <table:table-cell table:style-name="ce3" table:formula="of:=[.$A6]*[.G$11]" office:value-type="percentage" office:value="0.02375" calcext:value-type="percentage">
            <text:p>2.4%</text:p>
          </table:table-cell>
          <table:table-cell table:style-name="ce16" table:formula="of:=[.G6]*[.$H$12]" office:value-type="currency" office:currency="USD" office:value="18287.5" calcext:value-type="currency">
            <text:p>$18,288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35" calcext:value-type="percentage">
            <text:p>35.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3" table:formula="of:=[.$A7]*[.C$11]" office:value-type="percentage" office:value="0.02625" calcext:value-type="percentage">
            <text:p>2.6%</text:p>
          </table:table-cell>
          <table:table-cell table:style-name="ce16" table:formula="of:=[.C7]*[.$H$12]" office:value-type="currency" office:currency="USD" office:value="20212.5" calcext:value-type="currency">
            <text:p>$20,213</text:p>
          </table:table-cell>
          <table:table-cell table:style-name="ce21" table:formula="of:=[.$A7]*[.E$11]" office:value-type="percentage" office:value="0.02975" calcext:value-type="percentage">
            <text:p>3.0%</text:p>
          </table:table-cell>
          <table:table-cell table:style-name="ce16" table:formula="of:=[.E7]*[.$H$12]" office:value-type="currency" office:currency="USD" office:value="22907.5" calcext:value-type="currency">
            <text:p>$22,908</text:p>
          </table:table-cell>
          <table:table-cell table:style-name="ce3" table:formula="of:=[.$A7]*[.G$11]" office:value-type="percentage" office:value="0.03325" calcext:value-type="percentage">
            <text:p>3.3%</text:p>
          </table:table-cell>
          <table:table-cell table:style-name="ce16" table:formula="of:=[.G7]*[.$H$12]" office:value-type="currency" office:currency="USD" office:value="25602.5" calcext:value-type="currency">
            <text:p>$25,603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3" table:formula="of:=[.$A8]*[.C$11]" office:value-type="percentage" office:value="0.00375" calcext:value-type="percentage">
            <text:p>0.4%</text:p>
          </table:table-cell>
          <table:table-cell table:style-name="ce16" table:formula="of:=[.C8]*[.$H$12]" office:value-type="currency" office:currency="USD" office:value="2887.5" calcext:value-type="currency">
            <text:p>$2,888</text:p>
          </table:table-cell>
          <table:table-cell table:style-name="ce21" table:formula="of:=[.$A8]*[.E$11]" office:value-type="percentage" office:value="0.00425" calcext:value-type="percentage">
            <text:p>0.4%</text:p>
          </table:table-cell>
          <table:table-cell table:style-name="ce16" table:formula="of:=[.E8]*[.$H$12]" office:value-type="currency" office:currency="USD" office:value="3272.5" calcext:value-type="currency">
            <text:p>$3,273</text:p>
          </table:table-cell>
          <table:table-cell table:style-name="ce3" table:formula="of:=[.$A8]*[.G$11]" office:value-type="percentage" office:value="0.00475" calcext:value-type="percentage">
            <text:p>0.5%</text:p>
          </table:table-cell>
          <table:table-cell table:style-name="ce16" table:formula="of:=[.G8]*[.$H$12]" office:value-type="currency" office:currency="USD" office:value="3657.5" calcext:value-type="currency">
            <text:p>$3,658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" calcext:value-type="percentage">
            <text:p>20.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3" table:formula="of:=[.$A9]*[.C$11]" office:value-type="percentage" office:value="0.015" calcext:value-type="percentage">
            <text:p>1.5%</text:p>
          </table:table-cell>
          <table:table-cell table:style-name="ce16" table:formula="of:=[.C9]*[.$H$12]" office:value-type="currency" office:currency="USD" office:value="11550" calcext:value-type="currency">
            <text:p>$11,550</text:p>
          </table:table-cell>
          <table:table-cell table:style-name="ce21" table:formula="of:=[.$A9]*[.E$11]" office:value-type="percentage" office:value="0.017" calcext:value-type="percentage">
            <text:p>1.7%</text:p>
          </table:table-cell>
          <table:table-cell table:style-name="ce16" table:formula="of:=[.E9]*[.$H$12]" office:value-type="currency" office:currency="USD" office:value="13090" calcext:value-type="currency">
            <text:p>$13,090</text:p>
          </table:table-cell>
          <table:table-cell table:style-name="ce3" table:formula="of:=[.$A9]*[.G$11]" office:value-type="percentage" office:value="0.019" calcext:value-type="percentage">
            <text:p>1.9%</text:p>
          </table:table-cell>
          <table:table-cell table:style-name="ce16" table:formula="of:=[.G9]*[.$H$12]" office:value-type="currency" office:currency="USD" office:value="14630" calcext:value-type="currency">
            <text:p>$14,63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4"/>
          <table:table-cell table:style-name="ce17"/>
          <table:table-cell table:style-name="ce22"/>
          <table:table-cell table:style-name="ce17"/>
          <table:table-cell table:style-name="ce4"/>
          <table:table-cell table:style-name="ce24"/>
          <table:table-cell table:number-columns-repeated="1016"/>
        </table:table-row>
        <table:table-row table:style-name="ro2">
          <table:table-cell table:style-name="ce5" office:value-type="percentage" office:value="1" calcext:value-type="percentage">
            <text:p>100.0%</text:p>
          </table:table-cell>
          <table:table-cell table:style-name="ce12" office:value-type="string" calcext:value-type="string">
            <text:p>All Phases</text:p>
          </table:table-cell>
          <table:table-cell table:style-name="ce5" office:value-type="percentage" office:value="0.075" calcext:value-type="percentage">
            <text:p>7.5%</text:p>
          </table:table-cell>
          <table:table-cell table:style-name="ce18" table:formula="of:=SUM([.D4:.D9])" office:value-type="currency" office:currency="USD" office:value="57750" calcext:value-type="currency">
            <text:p>$57,750</text:p>
          </table:table-cell>
          <table:table-cell table:style-name="ce2" office:value-type="percentage" office:value="0.085" calcext:value-type="percentage">
            <text:p>8.5%</text:p>
          </table:table-cell>
          <table:table-cell table:style-name="ce18" table:formula="of:=SUM([.F4:.F9])" office:value-type="currency" office:currency="USD" office:value="65450" calcext:value-type="currency">
            <text:p>$65,450</text:p>
          </table:table-cell>
          <table:table-cell table:style-name="ce5" office:value-type="percentage" office:value="0.095" calcext:value-type="percentage">
            <text:p>9.5%</text:p>
          </table:table-cell>
          <table:table-cell table:style-name="ce18" table:formula="of:=SUM([.H4:.H9])" office:value-type="currency" office:currency="USD" office:value="73150" calcext:value-type="currency">
            <text:p>$73,15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7" table:number-rows-spanned="1">
            <text:p>Assuming a Construction Cost = </text:p>
          </table:table-cell>
          <table:covered-table-cell table:number-columns-repeated="4" table:style-name="ce13"/>
          <table:covered-table-cell table:style-name="ce23"/>
          <table:covered-table-cell table:style-name="ce13"/>
          <table:table-cell table:style-name="ce25" office:value-type="currency" office:currency="USD" office:value="770000" calcext:value-type="currency">
            <text:p>$770,000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ur Breakdown" table:style-name="ta1">
        <table:table-column table:style-name="co4" table:default-cell-style-name="ce27"/>
        <table:table-column table:style-name="co5" table:default-cell-style-name="ce3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Square Footage - Existing</text:p>
          </table:table-cell>
          <table:table-cell table:style-name="ce29" office:value-type="float" office:value="7000" calcext:value-type="float">
            <text:p>7,000 S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ollar per Square Footage</text:p>
          </table:table-cell>
          <table:table-cell table:style-name="ce30" office:value-type="float" office:value="115" calcext:value-type="float">
            <text:p>115 $/S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Estimated Construction Costs</text:p>
          </table:table-cell>
          <table:table-cell table:style-name="ce31" table:formula="of:=[.B1]*[.B2]" office:value-type="float" office:value="805000" calcext:value-type="float">
            <text:p>$805,00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chitecture Fees - Percentage of Construction</text:p>
          </table:table-cell>
          <table:table-cell table:style-name="ce32" office:value-type="percentage" office:value="0.075" calcext:value-type="percentage">
            <text:p>7.5%</text:p>
          </table:table-cell>
          <table:table-cell table:style-name="ce32"/>
          <table:table-cell table:number-columns-repeated="7"/>
        </table:table-row>
        <table:table-row table:style-name="ro2">
          <table:table-cell office:value-type="string" calcext:value-type="string">
            <text:p>Architecture/Engineering Fees</text:p>
          </table:table-cell>
          <table:table-cell table:style-name="ce33" table:formula="of:=[.B4]*[.B3]" office:value-type="float" office:value="60375" calcext:value-type="float">
            <text:p>$60,375.00</text:p>
          </table:table-cell>
          <table:table-cell table:style-name="ce32"/>
          <table:table-cell table:number-columns-repeated="7"/>
        </table:table-row>
        <table:table-row table:style-name="ro2">
          <table:table-cell/>
          <table:table-cell table:style-name="ce32"/>
          <table:table-cell table:number-columns-repeated="8"/>
        </table:table-row>
        <table:table-row table:style-name="ro2">
          <table:table-cell/>
          <table:table-cell table:style-name="ce34"/>
          <table:table-cell table:style-name="ce27" table:number-columns-repeated="3"/>
          <table:table-cell table:style-name="ce43" table:number-columns-repeated="4"/>
          <table:table-cell table:style-name="ce46"/>
        </table:table-row>
        <table:table-row table:style-name="ro2">
          <table:table-cell office:value-type="string" calcext:value-type="string">
            <text:p>Average ($/Hr) Billing Rate</text:p>
          </table:table-cell>
          <table:table-cell table:style-name="ce34" office:value-type="float" office:value="75" calcext:value-type="float">
            <text:p>$75.00</text:p>
          </table:table-cell>
          <table:table-cell table:style-name="ce27" table:number-columns-repeated="3"/>
          <table:table-cell table:style-name="ce43" table:number-columns-repeated="4"/>
          <table:table-cell table:style-name="ce46"/>
        </table:table-row>
        <table:table-row table:style-name="ro2">
          <table:table-cell table:style-name="ce28"/>
          <table:table-cell table:style-name="ce35"/>
          <table:table-cell table:style-name="ce28" office:value-type="string" calcext:value-type="string">
            <text:p>Each Phase</text:p>
          </table:table-cell>
          <table:table-cell table:style-name="ce28" office:value-type="string" calcext:value-type="string">
            <text:p>Cumulative</text:p>
          </table:table-cell>
          <table:table-cell table:style-name="ce41" office:value-type="string" calcext:value-type="string">
            <text:p>Hours dedicated to each phase</text:p>
          </table:table-cell>
          <table:table-cell table:style-name="ce41" office:value-type="string" calcext:value-type="string">
            <text:p>weeks - 1/2 person</text:p>
          </table:table-cell>
          <table:table-cell table:style-name="ce41" office:value-type="string" calcext:value-type="string">
            <text:p>weeks - 3/4 person</text:p>
          </table:table-cell>
          <table:table-cell table:style-name="ce41" office:value-type="string" calcext:value-type="string">
            <text:p>weeks - 1 person</text:p>
          </table:table-cell>
          <table:table-cell table:style-name="ce41" office:value-type="string" calcext:value-type="string">
            <text:p>weeks - 1.5 person</text:p>
          </table:table-cell>
          <table:table-cell table:style-name="ce41" office:value-type="string" calcext:value-type="string">
            <text:p>weeks - 2 people</text:p>
          </table:table-cell>
        </table:table-row>
        <table:table-row table:style-name="ro2">
          <table:table-cell office:value-type="string" calcext:value-type="string">
            <text:p>Phase 1 - Programming</text:p>
          </table:table-cell>
          <table:table-cell office:value-type="percentage" office:value="0.05" calcext:value-type="percentage">
            <text:p>5.00%</text:p>
          </table:table-cell>
          <table:table-cell table:style-name="ce33" table:formula="of:=[.B10]*[.D$26]" office:value-type="float" office:value="2012.5" calcext:value-type="float">
            <text:p>$2,012.50</text:p>
          </table:table-cell>
          <table:table-cell table:style-name="ce33" table:formula="of:=[.C10]" office:value-type="float" office:value="2012.5" calcext:value-type="float">
            <text:p>$2,012.50</text:p>
          </table:table-cell>
          <table:table-cell table:style-name="ce42" table:formula="of:=[.C10]/[.B$8]" office:value-type="float" office:value="26.8333333333333" calcext:value-type="float">
            <text:p>27 hrs</text:p>
          </table:table-cell>
          <table:table-cell table:style-name="ce44" table:formula="of:=[.E10]/20" office:value-type="float" office:value="1.34166666666667" calcext:value-type="float">
            <text:p>1.3 wks</text:p>
          </table:table-cell>
          <table:table-cell table:style-name="ce44" table:formula="of:=[.E10]/30" office:value-type="float" office:value="0.894444444444444" calcext:value-type="float">
            <text:p>0.9 wks</text:p>
          </table:table-cell>
          <table:table-cell table:style-name="ce44" table:formula="of:=[.E10]/40" office:value-type="float" office:value="0.670833333333334" calcext:value-type="float">
            <text:p>0.7 wks</text:p>
          </table:table-cell>
          <table:table-cell table:style-name="ce44" table:formula="of:=[.H10]/1.5" office:value-type="float" office:value="0.447222222222222" calcext:value-type="float">
            <text:p>0.4 wks</text:p>
          </table:table-cell>
          <table:table-cell table:style-name="ce44" table:formula="of:=[.H10]/2" office:value-type="float" office:value="0.335416666666667" calcext:value-type="float">
            <text:p>0.3 wks</text:p>
          </table:table-cell>
        </table:table-row>
        <table:table-row table:style-name="ro2">
          <table:table-cell office:value-type="string" calcext:value-type="string">
            <text:p>Phase 2 - Schematic</text:p>
          </table:table-cell>
          <table:table-cell office:value-type="percentage" office:value="0.1" calcext:value-type="percentage">
            <text:p>10.00%</text:p>
          </table:table-cell>
          <table:table-cell table:style-name="ce33" table:formula="of:=[.B11]*[.D$26]" office:value-type="float" office:value="4025" calcext:value-type="float">
            <text:p>$4,025.00</text:p>
          </table:table-cell>
          <table:table-cell table:style-name="ce33" table:formula="of:=[.D10]+[.C11]" office:value-type="float" office:value="6037.5" calcext:value-type="float">
            <text:p>$6,037.50</text:p>
          </table:table-cell>
          <table:table-cell table:style-name="ce42" table:formula="of:=[.C11]/[.B$8]" office:value-type="float" office:value="53.6666666666667" calcext:value-type="float">
            <text:p>54 hrs</text:p>
          </table:table-cell>
          <table:table-cell table:style-name="ce44" table:formula="of:=[.E11]/20" office:value-type="float" office:value="2.68333333333333" calcext:value-type="float">
            <text:p>2.7 wks</text:p>
          </table:table-cell>
          <table:table-cell table:style-name="ce44" table:formula="of:=[.E11]/30" office:value-type="float" office:value="1.78888888888889" calcext:value-type="float">
            <text:p>1.8 wks</text:p>
          </table:table-cell>
          <table:table-cell table:style-name="ce44" table:formula="of:=[.E11]/40" office:value-type="float" office:value="1.34166666666667" calcext:value-type="float">
            <text:p>1.3 wks</text:p>
          </table:table-cell>
          <table:table-cell table:style-name="ce44" table:formula="of:=[.H11]/1.5" office:value-type="float" office:value="0.894444444444445" calcext:value-type="float">
            <text:p>0.9 wks</text:p>
          </table:table-cell>
          <table:table-cell table:style-name="ce44" table:formula="of:=[.H11]/2" office:value-type="float" office:value="0.670833333333334" calcext:value-type="float">
            <text:p>0.7 wks</text:p>
          </table:table-cell>
        </table:table-row>
        <table:table-row table:style-name="ro2">
          <table:table-cell office:value-type="string" calcext:value-type="string">
            <text:p>Phase 3 - Design Development</text:p>
          </table:table-cell>
          <table:table-cell office:value-type="percentage" office:value="0.25" calcext:value-type="percentage">
            <text:p>25.00%</text:p>
          </table:table-cell>
          <table:table-cell table:style-name="ce33" table:formula="of:=[.B12]*[.D$26]" office:value-type="float" office:value="10062.5" calcext:value-type="float">
            <text:p>$10,062.50</text:p>
          </table:table-cell>
          <table:table-cell table:style-name="ce33" table:formula="of:=[.D11]+[.C12]" office:value-type="float" office:value="16100" calcext:value-type="float">
            <text:p>$16,100.00</text:p>
          </table:table-cell>
          <table:table-cell table:style-name="ce42" table:formula="of:=[.C12]/[.B$8]" office:value-type="float" office:value="134.166666666667" calcext:value-type="float">
            <text:p>134 hrs</text:p>
          </table:table-cell>
          <table:table-cell table:style-name="ce44" table:formula="of:=[.E12]/20" office:value-type="float" office:value="6.70833333333333" calcext:value-type="float">
            <text:p>6.7 wks</text:p>
          </table:table-cell>
          <table:table-cell table:style-name="ce44" table:formula="of:=[.E12]/30" office:value-type="float" office:value="4.47222222222222" calcext:value-type="float">
            <text:p>4.5 wks</text:p>
          </table:table-cell>
          <table:table-cell table:style-name="ce44" table:formula="of:=[.E12]/40" office:value-type="float" office:value="3.35416666666667" calcext:value-type="float">
            <text:p>3.4 wks</text:p>
          </table:table-cell>
          <table:table-cell table:style-name="ce44" table:formula="of:=[.H12]/1.5" office:value-type="float" office:value="2.23611111111111" calcext:value-type="float">
            <text:p>2.2 wks</text:p>
          </table:table-cell>
          <table:table-cell table:style-name="ce44" table:formula="of:=[.H12]/2" office:value-type="float" office:value="1.67708333333333" calcext:value-type="float">
            <text:p>1.7 wks</text:p>
          </table:table-cell>
        </table:table-row>
        <table:table-row table:style-name="ro2">
          <table:table-cell office:value-type="string" calcext:value-type="string">
            <text:p>Phase 4 - Construction Documents</text:p>
          </table:table-cell>
          <table:table-cell office:value-type="percentage" office:value="0.35" calcext:value-type="percentage">
            <text:p>35.00%</text:p>
          </table:table-cell>
          <table:table-cell table:style-name="ce33" table:formula="of:=[.B13]*[.D$26]" office:value-type="float" office:value="14087.5" calcext:value-type="float">
            <text:p>$14,087.50</text:p>
          </table:table-cell>
          <table:table-cell table:style-name="ce33" table:formula="of:=[.D12]+[.C13]" office:value-type="float" office:value="30187.5" calcext:value-type="float">
            <text:p>$30,187.50</text:p>
          </table:table-cell>
          <table:table-cell table:style-name="ce42" table:formula="of:=[.C13]/[.B$8]" office:value-type="float" office:value="187.833333333333" calcext:value-type="float">
            <text:p>188 hrs</text:p>
          </table:table-cell>
          <table:table-cell table:style-name="ce44" table:formula="of:=[.E13]/20" office:value-type="float" office:value="9.39166666666667" calcext:value-type="float">
            <text:p>9.4 wks</text:p>
          </table:table-cell>
          <table:table-cell table:style-name="ce44" table:formula="of:=[.E13]/30" office:value-type="float" office:value="6.26111111111111" calcext:value-type="float">
            <text:p>6.3 wks</text:p>
          </table:table-cell>
          <table:table-cell table:style-name="ce44" table:formula="of:=[.E13]/40" office:value-type="float" office:value="4.69583333333333" calcext:value-type="float">
            <text:p>4.7 wks</text:p>
          </table:table-cell>
          <table:table-cell table:style-name="ce44" table:formula="of:=[.H13]/1.5" office:value-type="float" office:value="3.13055555555556" calcext:value-type="float">
            <text:p>3.1 wks</text:p>
          </table:table-cell>
          <table:table-cell table:style-name="ce44" table:formula="of:=[.H13]/2" office:value-type="float" office:value="2.34791666666667" calcext:value-type="float">
            <text:p>2.3 wks</text:p>
          </table:table-cell>
        </table:table-row>
        <table:table-row table:style-name="ro2">
          <table:table-cell office:value-type="string" calcext:value-type="string">
            <text:p>Phase 5 - Bidding and Construction Contract Negotiation </text:p>
          </table:table-cell>
          <table:table-cell office:value-type="percentage" office:value="0.05" calcext:value-type="percentage">
            <text:p>5.00%</text:p>
          </table:table-cell>
          <table:table-cell table:style-name="ce33" table:formula="of:=[.B14]*[.D$26]" office:value-type="float" office:value="2012.5" calcext:value-type="float">
            <text:p>$2,012.50</text:p>
          </table:table-cell>
          <table:table-cell table:style-name="ce33" table:formula="of:=[.D13]+[.C14]" office:value-type="float" office:value="32200" calcext:value-type="float">
            <text:p>$32,200.00</text:p>
          </table:table-cell>
          <table:table-cell table:style-name="ce42" table:formula="of:=[.C14]/[.B$8]" office:value-type="float" office:value="26.8333333333333" calcext:value-type="float">
            <text:p>27 hrs</text:p>
          </table:table-cell>
          <table:table-cell table:style-name="ce44" table:formula="of:=[.E14]/20" office:value-type="float" office:value="1.34166666666667" calcext:value-type="float">
            <text:p>1.3 wks</text:p>
          </table:table-cell>
          <table:table-cell table:style-name="ce44" table:formula="of:=[.E14]/30" office:value-type="float" office:value="0.894444444444444" calcext:value-type="float">
            <text:p>0.9 wks</text:p>
          </table:table-cell>
          <table:table-cell table:style-name="ce44" table:formula="of:=[.E14]/40" office:value-type="float" office:value="0.670833333333334" calcext:value-type="float">
            <text:p>0.7 wks</text:p>
          </table:table-cell>
          <table:table-cell table:style-name="ce44" table:formula="of:=[.H14]/1.5" office:value-type="float" office:value="0.447222222222222" calcext:value-type="float">
            <text:p>0.4 wks</text:p>
          </table:table-cell>
          <table:table-cell table:style-name="ce44" table:formula="of:=[.H14]/2" office:value-type="float" office:value="0.335416666666667" calcext:value-type="float">
            <text:p>0.3 wks</text:p>
          </table:table-cell>
        </table:table-row>
        <table:table-row table:style-name="ro2">
          <table:table-cell office:value-type="string" calcext:value-type="string">
            <text:p>Phase 6 - Construction Administration</text:p>
          </table:table-cell>
          <table:table-cell office:value-type="percentage" office:value="0.2" calcext:value-type="percentage">
            <text:p>20.00%</text:p>
          </table:table-cell>
          <table:table-cell table:style-name="ce33" table:formula="of:=[.B15]*[.D$26]" office:value-type="float" office:value="8050" calcext:value-type="float">
            <text:p>$8,050.00</text:p>
          </table:table-cell>
          <table:table-cell table:style-name="ce33" table:formula="of:=[.D14]+[.C15]" office:value-type="float" office:value="40250" calcext:value-type="float">
            <text:p>$40,250.00</text:p>
          </table:table-cell>
          <table:table-cell table:style-name="ce42" table:formula="of:=[.C15]/[.B$8]" office:value-type="float" office:value="107.333333333333" calcext:value-type="float">
            <text:p>107 hrs</text:p>
          </table:table-cell>
          <table:table-cell table:style-name="ce45" table:formula="of:=[.E15]/20" office:value-type="float" office:value="5.36666666666667" calcext:value-type="float">
            <text:p>5.4 wks</text:p>
          </table:table-cell>
          <table:table-cell table:style-name="ce45" table:formula="of:=[.E15]/30" office:value-type="float" office:value="3.57777777777778" calcext:value-type="float">
            <text:p>3.6 wks</text:p>
          </table:table-cell>
          <table:table-cell table:style-name="ce45" table:formula="of:=[.E15]/40" office:value-type="float" office:value="2.68333333333333" calcext:value-type="float">
            <text:p>2.7 wks</text:p>
          </table:table-cell>
          <table:table-cell table:style-name="ce45" table:formula="of:=[.H15]/1.5" office:value-type="float" office:value="1.78888888888889" calcext:value-type="float">
            <text:p>1.8 wks</text:p>
          </table:table-cell>
          <table:table-cell table:style-name="ce45" table:formula="of:=[.H15]/2" office:value-type="float" office:value="1.34166666666667" calcext:value-type="float">
            <text:p>1.3 wks</text:p>
          </table:table-cell>
        </table:table-row>
        <table:table-row table:style-name="ro2">
          <table:table-cell/>
          <table:table-cell table:style-name="ce37" table:formula="of:=SUM([.B10:.B15])" office:value-type="percentage" office:value="1" calcext:value-type="percentage">
            <text:p>100.00%</text:p>
          </table:table-cell>
          <table:table-cell table:style-name="ce33" table:formula="of:=SUM([.C10:.C15])" office:value-type="float" office:value="40250" calcext:value-type="float">
            <text:p>$40,250.00</text:p>
          </table:table-cell>
          <table:table-cell table:style-name="ce33" table:formula="of:=[.C16]" office:value-type="float" office:value="40250" calcext:value-type="float">
            <text:p>$40,250.00</text:p>
          </table:table-cell>
          <table:table-cell table:style-name="ce42" table:formula="of:=[.C16]/[.B$8]" office:value-type="float" office:value="536.666666666667" calcext:value-type="float">
            <text:p>537 hrs</text:p>
          </table:table-cell>
          <table:table-cell table:style-name="ce44" table:formula="of:=SUM([.F10:.F15])" office:value-type="float" office:value="26.8333333333333" calcext:value-type="float">
            <text:p>26.8 wks</text:p>
          </table:table-cell>
          <table:table-cell table:style-name="ce44" table:formula="of:=SUM([.G10:.G15])" office:value-type="float" office:value="17.8888888888889" calcext:value-type="float">
            <text:p>17.9 wks</text:p>
          </table:table-cell>
          <table:table-cell table:style-name="ce44" table:formula="of:=SUM([.H10:.H15])" office:value-type="float" office:value="13.4166666666667" calcext:value-type="float">
            <text:p>13.4 wks</text:p>
          </table:table-cell>
          <table:table-cell table:style-name="ce44" table:formula="of:=SUM([.I10:.I15])" office:value-type="float" office:value="8.94444444444445" calcext:value-type="float">
            <text:p>8.9 wks</text:p>
          </table:table-cell>
          <table:table-cell table:style-name="ce44" table:formula="of:=SUM([.J10:.J15])" office:value-type="float" office:value="6.70833333333334" calcext:value-type="float">
            <text:p>6.7 wks</text:p>
          </table:table-cell>
        </table:table-row>
        <table:table-row table:style-name="ro2" table:number-rows-repeated="2">
          <table:table-cell/>
          <table:table-cell table:style-name="ce37"/>
          <table:table-cell table:number-columns-repeated="8"/>
        </table:table-row>
        <table:table-row table:style-name="ro2">
          <table:table-cell table:style-name="Default"/>
          <table:table-cell table:style-name="ce38"/>
          <table:table-cell table:number-columns-repeated="8"/>
        </table:table-row>
        <table:table-row table:style-name="ro2" table:number-rows-repeated="6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office:value-type="string" calcext:value-type="string">
            <text:p>Architecture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39" table:formula="of:=[.B26]/[.B4]" office:value-type="percentage" office:value="0.666666666666667" calcext:value-type="percentage">
            <text:p>67%</text:p>
          </table:table-cell>
          <table:table-cell table:style-name="ce40" table:formula="of:=[.C26]*[.B$5]" office:value-type="currency" office:currency="USD" office:value="40250" calcext:value-type="currency">
            <text:p>$40,250.00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Structural</text:p>
          </table:table-cell>
          <table:table-cell table:style-name="ce7" office:value-type="percentage" office:value="0.0125" calcext:value-type="percentage">
            <text:p>1.3%</text:p>
          </table:table-cell>
          <table:table-cell table:style-name="ce39" table:formula="of:=[.B27]/[.B4]" office:value-type="percentage" office:value="0.166666666666667" calcext:value-type="percentage">
            <text:p>17%</text:p>
          </table:table-cell>
          <table:table-cell table:style-name="ce40" table:formula="of:=[.C27]*[.B$5]" office:value-type="currency" office:currency="USD" office:value="10062.5" calcext:value-type="currency">
            <text:p>$10,062.50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Civil</text:p>
          </table:table-cell>
          <table:table-cell table:style-name="ce7" office:value-type="percentage" office:value="0.0125" calcext:value-type="percentage">
            <text:p>1.3%</text:p>
          </table:table-cell>
          <table:table-cell table:style-name="ce39" table:formula="of:=[.B28]/[.B4]" office:value-type="percentage" office:value="0.166666666666667" calcext:value-type="percentage">
            <text:p>17%</text:p>
          </table:table-cell>
          <table:table-cell table:style-name="ce40" table:formula="of:=[.C28]*[.B$5]" office:value-type="currency" office:currency="USD" office:value="10062.5" calcext:value-type="currency">
            <text:p>$10,062.50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38" table:formula="of:=SUM([.B26:.B28])" office:value-type="percentage" office:value="0.075" calcext:value-type="percentage">
            <text:p>7.50%</text:p>
          </table:table-cell>
          <table:table-cell table:style-name="ce38" table:formula="of:=SUM([.C26:.C28])" office:value-type="percentage" office:value="1" calcext:value-type="percentage">
            <text:p>100.00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0:48:06.1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6-09-30T12:11:56.604000000</dc:date>
    <meta:editing-duration>PT4H30M56S</meta:editing-duration>
    <meta:editing-cycles>26</meta:editing-cycles>
    <meta:generator>LibreOffice/5.0.6.3$Windows_x86 LibreOffice_project/490fc03b25318460cfc54456516ea2519c11d1aa</meta:generator>
    <meta:document-statistic meta:table-count="2" meta:cell-count="172" meta:object-count="0"/>
  </office:meta>
</office:document-meta>
</file>